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30_09-28-49_000.jpg</text:p>
          </table:table-cell>
          <table:table-cell table:style-name="Default" office:value-type="string">
            <text:p>:m music / 楽譜メモ / kb / m.2 / 201705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30_09-28-36_000.jpg</text:p>
          </table:table-cell>
          <table:table-cell table:style-name="Default" office:value-type="string">
            <text:p>:m music / 楽譜メモ / kb / m.1 / 2017053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30_09-28-12_000.jpg</text:p>
          </table:table-cell>
          <table:table-cell table:style-name="Default" office:value-type="string">
            <text:p>:m music / log / kb / done / N+ / 20170530 / crown-prog 対応音リスト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30_08-07-51_000.jpg</text:p>
          </table:table-cell>
          <table:table-cell table:style-name="Default" office:value-type="string">
            <text:p>:m :th / 考え / まず、自分がやりたいこと　⇒　やる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5-30_08-04-03_000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29_20-09-36_000.jpg</text:p>
          </table:table-cell>
          <table:table-cell table:style-name="Default" office:value-type="string">
            <text:p>:m 食べた物/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5-29_17-24-48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7-05-29_17-24-30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5-29_17-24-18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5-29_17-24-06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5-29_17-23-28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5-29_17-23-13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5-29_17-23-01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5-29_17-22-45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5-29_17-22-27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5-29_17-21-46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7-05-29_17-21-30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5-29_17-21-06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7-05-29_17-20-40_000.jpg</text:p>
          </table:table-cell>
          <table:table-cell office:value-type="string">
            <text:p>:m S.E. / ペットボトル　容量計量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5-29_17-19-56_000.jpg</text:p>
          </table:table-cell>
          <table:table-cell office:value-type="string">
            <text:p>:m S.E. / ペットボトル　容量計量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5-29_17-13-56_000.jpg</text:p>
          </table:table-cell>
          <table:table-cell table:style-name="Default" office:value-type="string">
            <text:p>:m 1*1 RES / free# VX7GLZ 28#1 / science research / R / 統計図　アイデア :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2017/05/30</text:date>, <text:time>10:0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0:05:34.98</dc:date>
    <dc:creator>岩淵 謙</dc:creator>
    <meta:generator>OpenOffice/4.1.3$Win32 OpenOffice.org_project/413m1$Build-9783</meta:generator>
    <meta:editing-duration>PT10M28S</meta:editing-duration>
    <meta:editing-cycles>7</meta:editing-cycles>
    <meta:document-statistic meta:table-count="1" meta:cell-count="66" meta:object-count="0"/>
  </office:meta>
</office:document-meta>
</file>